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en" fo:country="US" fo:font-weight="bold" style:font-weight-asian="bold" style:font-weight-complex="bold"/>
    </style:style>
    <style:style style:name="ce2" style:family="table-cell" style:parent-style-name="Defaul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Жимс</text:p>
          </table:table-cell>
          <table:table-cell table:style-name="ce1" office:value-type="string" calcext:value-type="string">
            <text:p>Ширхэг</text:p>
          </table:table-cell>
          <table:table-cell table:style-name="ce1" office:value-type="string" calcext:value-type="string">
            <text:p>Үнэ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PRODUCT([.B2:.B11];[.C2:.C11])" office:value-type="float" office:value="37350" calcext:value-type="float">
            <text:p>3735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pple</text:p>
          </table:table-cell>
          <table:table-cell table:formula="of:=SUMPRODUCT(([.A2:.A11]=&quot;Apple&quot;)*[.B2:.B11]*[.C2:.C11])" office:value-type="float" office:value="24500" calcext:value-type="float">
            <text:p>24500</text:p>
          </table:table-cell>
          <table:table-cell/>
        </table:table-row>
        <table:table-row table:style-name="ro1">
          <table:table-cell office:value-type="string" calcext:value-type="string">
            <text:p>Banana &amp; Orange</text:p>
          </table:table-cell>
          <table:table-cell table:formula="of:=SUMPRODUCT(IF(([.A2:.A11]=&quot;Banana&quot;)+([.A2:.A11]=&quot;Orange&quot;))*[.B2:.B11]*[.C2:.C11])" office:value-type="float" office:value="12850" calcext:value-type="float">
            <text:p>1285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na &amp; Ap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e &amp; Orang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6:16:41.80881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6:10:26.681893000</meta:creation-date>
    <dc:date>2025-09-12T17:09:35.264551000</dc:date>
    <meta:editing-duration>PT25M4S</meta:editing-duration>
    <meta:editing-cycles>2</meta:editing-cycles>
    <meta:generator>LibreOffice/25.8.1.1$MacOSX_AARCH64 LibreOffice_project/54047653041915e595ad4e45cccea684809c77b5</meta:generator>
    <meta:document-statistic meta:table-count="1" meta:cell-count="43" meta:object-count="0"/>
  </office:meta>
</office:document-meta>
</file>